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Verdana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Calibri"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style:font-name="Calibri"/>
    </style:style>
    <style:style style:name="T2" style:family="text">
      <style:text-properties style:font-name="Calibri" fo:font-weight="normal" style:font-weight-asian="normal" style:font-weight-complex="normal"/>
    </style:style>
    <style:style style:name="T3" style:family="text">
      <style:text-properties style:font-name="Calibri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getto: sistema di controllo output di una produzione</text:p>
      <text:p text:style-name="P1"/>
      <text:p text:style-name="P1"/>
      <text:p text:style-name="P3">Lista hardware necessario:</text:p>
      <text:p text:style-name="P1"/>
      <text:p text:style-name="P1">Sensore prossimità infrarosso IR fotoelettrico ottico:<text:span text:style-name="T4"> <text:s/>1,99 €</text:span></text:p>
      <text:p text:style-name="P1"/>
      <text:p text:style-name="Standard"><text:a xlink:type="simple" xlink:href="http://www.ebay.it/itm/Sensore-prossimita-infrarosso-IR-fotoelettrico-ottico-ostacoli-arduino-Raspberry-/291789922560?hash=item43f008e100:g:Z0gAAOSwrhlXTfHR#shpCntId" text:style-name="Internet_20_link" text:visited-style-name="Visited_20_Internet_20_Link"><text:span text:style-name="T2">http://www.ebay.it/itm/Sensore-prossimita-infrarosso-IR-fotoelettrico-ottico-ostacoli-arduino-Raspberry-/291789922560?hash=item43f008e100:g:Z0gAAOSwrhlXTfHR#shpCntId</text:span></text:a></text:p>
      <text:p text:style-name="Standard"><text:span text:style-name="T2"/></text:p>
      <text:p text:style-name="P4"><text:span text:style-name="T1">Display lcd 20x4 i2c: <text:s/></text:span><text:span text:style-name="T2">10 €</text:span></text:p>
      <text:p text:style-name="P4"><text:span text:style-name="T2"/></text:p>
      <text:p text:style-name="Standard"><text:a xlink:type="simple" xlink:href="http://www.ebay.it/itm/MODULO-DISPLAY-LCD-2004-20X4-RETROILLUMINATO-BLU-SERIALE-I2C-IIC-PER-ARDUINO-/271509970761?hash=item3f37415f49:g:PeoAAOSwrklVHVHV" text:style-name="Internet_20_link" text:visited-style-name="Visited_20_Internet_20_Link"><text:span text:style-name="T2">http://www.ebay.it/itm/MODULO-DISPLAY-LCD-2004-20X4-RETROILLUMINATO-BLU-SERIALE-I2C-IIC-PER-ARDUINO-/271509970761?hash=item3f37415f49:g:PeoAAOSwrklVHVHV</text:span></text:a></text:p>
      <text:p text:style-name="P4"><text:span text:style-name="T1"/></text:p>
      <text:p text:style-name="P4"><text:span text:style-name="T1"/></text:p>
      <text:p text:style-name="P4"><text:span text:style-name="T1">Arduino uno compatibile + cavo usb + cavo jack alimentazione: </text:span><text:span text:style-name="T2">6 €</text:span></text:p>
      <text:p text:style-name="P4"><text:span text:style-name="T2"/></text:p>
      <text:p text:style-name="Standard"><text:a xlink:type="simple" xlink:href="http://www.ebay.it/itm/SCHEDA-ARDUINO-R3-UNO-OEM-COMPATIBILE-CLONE-ATMEGA328P-CAVO-USB-ALIMENTATORE-/291361322455?hash=item43d67cf5d7:g:aooAAOSw-W5UwQsH" text:style-name="Internet_20_link" text:visited-style-name="Visited_20_Internet_20_Link"><text:span text:style-name="T2">http://www.ebay.it/itm/SCHEDA-ARDUINO-R3-UNO-OEM-COMPATIBILE-CLONE-ATMEGA328P-CAVO-USB-ALIMENTATORE-/291361322455?hash=item43d67cf5d7:g:aooAAOSw-W5UwQsH</text:span></text:a></text:p>
      <text:p text:style-name="Standard"/>
      <text:p text:style-name="P1">Arduino ethernet shield: <text:s/><text:span text:style-name="T4">9 €</text:span></text:p>
      <text:p text:style-name="P1"><text:span text:style-name="T4"/></text:p>
      <text:p text:style-name="Standard"><text:a xlink:type="simple" xlink:href="http://www.ebay.it/itm/Ethernet-Shield-W5100-SD-Slot-Expansion-Arduino-2015-UNO-Mega-1280-2560-TE146-/261851449118?hash=item3cf790071e:g:UI0AAOSwZJlXNF4v" text:style-name="Internet_20_link" text:visited-style-name="Visited_20_Internet_20_Link"><text:span text:style-name="T2">http://www.ebay.it/itm/Ethernet-Shield-W5100-SD-Slot-Expansion-Arduino-2015-UNO-Mega-1280-2560-TE146-/261851449118?hash=item3cf790071e:g:UI0AAOSwZJlXNF4v</text:span></text:a></text:p>
      <text:p text:style-name="Standard"/>
      <text:p text:style-name="P4"><text:span text:style-name="T1">Jumpers FF, MF, MM: </text:span><text:span text:style-name="T2"><text:s/>5,74 €</text:span></text:p>
      <text:p text:style-name="P4"><text:span text:style-name="T1"/></text:p>
      <text:p text:style-name="Standard"><text:a xlink:type="simple" xlink:href="http://www.ebay.it/itm/20cm-Dupont-Jumper-Wire-Ribbon-GPIO-Cable-Pi-Breadboard-F-F-M-M-F-M-TE461-/322105513065?hash=item4afefc1469:g:gowAAOSwbPxXPrdk" text:style-name="Internet_20_link" text:visited-style-name="Visited_20_Internet_20_Link"><text:span text:style-name="T2">http://www.ebay.it/itm/20cm-Dupont-Jumper-Wire-Ribbon-GPIO-Cable-Pi-Breadboard-F-F-M-M-F-M-TE461-/322105513065?hash=item4afefc1469:g:gowAAOSwbPxXPrdk</text:span></text:a></text:p>
      <text:p text:style-name="Standard"><text:span text:style-name="T2"/></text:p>
      <text:p text:style-name="Standard"><text:span text:style-name="T2"/></text:p>
      <text:p text:style-name="P7"><text:span text:style-name="T1"/></text:p>
      <text:p text:style-name="P4"><text:span text:style-name="T1"/></text:p>
      <text:p text:style-name="P5"/>
      <text:p text:style-name="P5"><text:span text:style-name="T1"/></text:p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Verdana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6-13T14:14:53.73</meta:creation-date>
    <dc:date>2016-06-13T16:02:46.01</dc:date>
    <meta:editing-duration>PT1H47M53S</meta:editing-duration>
    <meta:editing-cycles>4</meta:editing-cycles>
    <meta:generator>OpenOffice/4.1.0$Win32 OpenOffice.org_project/410m18$Build-9764</meta:generator>
    <meta:document-statistic meta:table-count="0" meta:image-count="0" meta:object-count="0" meta:page-count="1" meta:paragraph-count="12" meta:word-count="53" meta:character-count="1062"/>
  </office:meta>
</office:document-meta>
</file>